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f44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temp3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form</text:span> <text:span text:style-name="T3">action</text:span>=<text:span text:style-name="T4">""</text:span> <text:span text:style-name="T3">method</text:span>=<text:span text:style-name="T4">"post"</text:span><text:span text:style-name="T1">&gt;</text:span></text:p>
      <text:p text:style-name="P1"><text:span text:style-name="T1">&lt;</text:span><text:span text:style-name="T2">h1</text:span><text:span text:style-name="T1">&gt;</text:span>Education Questionnaire <text:span text:style-name="T1">&lt;/</text:span><text:span text:style-name="T2">h1</text:span><text:span text:style-name="T1">&gt;</text:span></text:p>
      <text:p text:style-name="P1">Please click here to indicate your informed consent to participate in this study </text:p>
      <text:p text:style-name="P1"><text:span text:style-name="T1">&lt;</text:span><text:span text:style-name="T2">input</text:span> <text:span text:style-name="T3">type</text:span>=<text:span text:style-name="T4">"button"</text:span> <text:span text:style-name="T3">name</text:span>=<text:span text:style-name="T4">""</text:span> <text:span text:style-name="T3">id</text:span>=<text:span text:style-name="T4">""</text:span><text:span text:style-name="T1">&gt;</text:span> 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Part A. Education</text:p>
      <text:p text:style-name="P1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The questions in this section are designed to collect information on your education and how </text:p>
      <text:p text:style-name="P1">you have been financially supported during your doctoral program.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A1. <text:span text:style-name="T2">&amp;nbsp;&amp;nbsp;</text:span> When did you <text:span text:style-name="T1">&lt;</text:span><text:span text:style-name="T2">u</text:span><text:span text:style-name="T1">&gt;</text:span>first enroll <text:span text:style-name="T1">&lt;/</text:span><text:span text:style-name="T2">u</text:span><text:span text:style-name="T1">&gt;</text:span>in this doctoral program?<text:span text:style-name="T1">&lt;/</text:span><text:span text:style-name="T2">strong</text:span><text:span text:style-name="T1">&gt;</text:span></text:p>
      <text:p text:style-name="P1"><text:span text:style-name="T1">&lt;</text:span><text:span text:style-name="T2">br</text:span><text:span text:style-name="T1">&gt;</text:span> 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5">cente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Date"</text:span><text:span text:style-name="T1">&gt;</text:span>Month<text:span text:style-name="T1">&lt;/</text:span><text:span text:style-name="T2">label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month"</text:span> <text:span text:style-name="T3">name</text:span>=<text:span text:style-name="T4">"Month"</text:span> <text:span text:style-name="T3">id</text:span>=<text:span text:style-name="T4">""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A2. <text:span text:style-name="T2">&amp;nbsp;&amp;nbsp;</text:span> When were <text:span text:style-name="T1">&lt;</text:span><text:span text:style-name="T2">u</text:span><text:span text:style-name="T1">&gt;</text:span>admitted to candidacy <text:span text:style-name="T1">&lt;/</text:span><text:span text:style-name="T2">u</text:span><text:span text:style-name="T1">&gt;</text:span>or the doctorate<text:span text:style-name="T1">&lt;/</text:span><text:span text:style-name="T2">strong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label</text:span> <text:span text:style-name="T3">for</text:span>=<text:span text:style-name="T4">""</text:span><text:span text:style-name="T1">&gt;</text:span>Month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month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5">cente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2"/>
      <text:p text:style-name="P1"><text:span text:style-name="T1">&lt;</text:span><text:span text:style-name="T2">strong</text:span><text:span text:style-name="T1">&gt;</text:span> A2a. <text:span text:style-name="T2">&amp;nbsp;&amp;nbsp;</text:span> Please record your <text:span text:style-name="T1">&lt;</text:span><text:span text:style-name="T2">u</text:span><text:span text:style-name="T1">&gt;</text:span> primary<text:span text:style-name="T1">&lt;/</text:span><text:span text:style-name="T2">u</text:span><text:span text:style-name="T1">&gt;</text:span> area of specialization. Then, using the drop down list, please select the field that comes closest to </text:p>
      <text:p text:style-name="P1">describing or including your primary area of specialization.<text:span text:style-name="T1">&lt;/</text:span><text:span text:style-name="T2">strong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Primary Area </text:p>
      <text:p text:style-name="P1">of Specialization-----<text:span text:style-name="T1">&lt;/</text:span><text:span text:style-name="T2">strong</text:span><text:span text:style-name="T1">&gt;</text:span></text:p>
      <text:p text:style-name="P2"/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 </text:p>
      <text:p text:style-name="P1"><text:span text:style-name="T1">&lt;</text:span><text:span text:style-name="T2">strong</text:span><text:span text:style-name="T1">&gt;</text:span> A2b. <text:span text:style-name="T2">&amp;nbsp;&amp;nbsp;</text:span>Please record any additional areas of specialization you currently have. Then, using the drop down list, please select the field that comes closest to</text:p>
      <text:p text:style-name="P1">describing or including that additional area of specialization.<text:span text:style-name="T1">&lt;/</text:span><text:span text:style-name="T2">strong</text:span><text:span text:style-name="T1">&gt;</text:span></text:p>
      <text:p text:style-name="P1"><text:span text:style-name="T1">&lt;</text:span><text:span text:style-name="T2">br</text:span><text:span text:style-name="T1">&gt;</text:span> </text:p>
      <text:p text:style-name="P1"><text:soft-page-break/><text:span text:style-name="T1">&lt;</text:span><text:span text:style-name="T5">cente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if none: mark this box: "</text:span><text:span text:style-name="T1">&gt;</text:span>if none: mark this box: S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 "</text:span><text:span text:style-name="T1">&gt;&lt;/</text:span><text:span text:style-name="T5">cente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ol</text:span> <text:span text:style-name="T3">type</text:span>=<text:span text:style-name="T4">"1"</text:span><text:span text:style-name="T1">&gt;</text:span></text:p>
      <text:p text:style-name="P1"><text:span text:style-name="T1">&lt;</text:span><text:span text:style-name="T2">h4</text:span><text:span text:style-name="T1">&gt;&lt;</text:span><text:span text:style-name="T2">li</text:span><text:span text:style-name="T1">&gt;</text:span>Area of Specialization: </text:p>
      <text:p text:style-name="P1"><text:span text:style-name="T1">&lt;</text:span><text:span text:style-name="T2">label</text:span> <text:span text:style-name="T3">for</text:span>=<text:span text:style-name="T4">"text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li</text:span><text:span text:style-name="T1">&gt;&lt;/</text:span><text:span text:style-name="T2">h4</text:span><text:span text:style-name="T1">&gt;</text:span></text:p>
      <text:p text:style-name="P1"><text:span text:style-name="T1">&lt;</text:span><text:span text:style-name="T2">h4</text:span><text:span text:style-name="T1">&gt;&lt;</text:span><text:span text:style-name="T2">li</text:span><text:span text:style-name="T1">&gt;</text:span>Area of Specialization: </text:p>
      <text:p text:style-name="P1"><text:span text:style-name="T1">&lt;</text:span><text:span text:style-name="T2">label</text:span> <text:span text:style-name="T3">for</text:span>=<text:span text:style-name="T4">"text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li</text:span><text:span text:style-name="T1">&gt;&lt;/</text:span><text:span text:style-name="T2">h4</text:span><text:span text:style-name="T1">&gt;</text:span></text:p>
      <text:p text:style-name="P1"><text:span text:style-name="T1">&lt;</text:span><text:span text:style-name="T2">h4</text:span><text:span text:style-name="T1">&gt;&lt;</text:span><text:span text:style-name="T2">li</text:span><text:span text:style-name="T1">&gt;</text:span>Area of Specialization: </text:p>
      <text:p text:style-name="P1"><text:span text:style-name="T1">&lt;</text:span><text:span text:style-name="T2">label</text:span> <text:span text:style-name="T3">for</text:span>=<text:span text:style-name="T4">"text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li</text:span><text:span text:style-name="T1">&gt;&lt;/</text:span><text:span text:style-name="T2">h4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A3. <text:span text:style-name="T2">&amp;nbsp;&amp;nbsp;</text:span>When do you expect to be awarded your doctorate?.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label</text:span> <text:span text:style-name="T3">for</text:span>=<text:span text:style-name="T4">""</text:span><text:span text:style-name="T1">&gt;</text:span>Month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month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5">cente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A4. <text:span text:style-name="T2">&amp;nbsp;&amp;nbsp;</text:span>Before entering this doctorate program, had you already completed a master’s degree in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"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50%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Mark Yes or No for Each<text:span text:style-name="T1">&lt;/</text:span><text:span text:style-name="T2">th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Yes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<text:span text:style-name="T1">&lt;/</text:span><text:span text:style-name="T2">th</text:span><text:span text:style-name="T1">&gt;</text:span></text:p>
      <text:p text:style-name="P2"/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a. a. Your current field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b. Another field - specify: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oft-page-break/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2"/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A5. <text:span text:style-name="T2">&amp;nbsp;&amp;nbsp;</text:span>While studying for your doctorate, </text:p>
      <text:p text:style-name="P1">will you also receive any of the following as part of a joint, </text:p>
      <text:p text:style-name="P1">concurrent, or combined degree program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"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50%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Mark Yes or No for Each<text:span text:style-name="T1">&lt;/</text:span><text:span text:style-name="T2">th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Yes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a. Professional doctorate (e.g., MD, DDS, OD, JD)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b. Professional master’s degree (e.g., MBA, MPA, MPH, PSM)?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a. Professional doctorate (e.g., MD, DDS, OD, JD)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c. Master’s degree in your current doctoral program? </text:p>
      <text:p text:style-name="P1"><text:span text:style-name="T1">&lt;/</text:span><text:span text:style-name="T2">td</text:span><text:span text:style-name="T1">&gt;</text:span></text:p>
      <text:p text:style-name="P1"><text:soft-page-break/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d. Master’s degree in a different field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&lt;/</text:span><text:span text:style-name="T2">table</text:span><text:span text:style-name="T1">&gt;</text:span></text:p>
      <text:p text:style-name="P1"><text:span text:style-name="T1">&lt;</text:span><text:span text:style-name="T2">p</text:span><text:span text:style-name="T1">&gt;&lt;</text:span><text:span text:style-name="T2">i</text:span><text:span text:style-name="T1">&gt;</text:span>Ask A6 if any “yes” responses to A4 or A5c or A5d<text:span text:style-name="T1">&lt;/</text:span><text:span text:style-name="T2">i</text:span><text:span text:style-name="T1">&gt;&lt;/</text:span><text:span text:style-name="T2">p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A6.Did you write a master’s thesis? <text:span text:style-name="T2">&amp;nbsp;&amp;nbsp;</text:span> 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Yes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</text:p>
      <text:p text:style-name="P1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A7.<text:span text:style-name="T2">&amp;nbsp;&amp;nbsp;</text:span> While studying for the doctorate, </text:p>
      <text:p text:style-name="P1">will you receive a certificate in another field or skill area?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Yes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A8. <text:span text:style-name="T2">&amp;nbsp;&amp;nbsp;</text:span>While in your program, how many research presentations (including poster presentations) have you made at: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"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50%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umber</text:p>
      <text:p text:style-name="P1">If None: Enter Zero<text:span text:style-name="T1">&lt;/</text:span><text:span text:style-name="T2">th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a.Research conferences on your campus </text:p>
      <text:p text:style-name="P1">(including other units of a multi-campus system)?</text:p>
      <text:p text:style-name="P1"><text:span text:style-name="T1">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b. At regional, national, or international meetings?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A9.<text:span text:style-name="T2">&amp;nbsp;&amp;nbsp;</text:span>Have you received <text:span text:style-name="T1">&lt;</text:span><text:span text:style-name="T2">u</text:span><text:span text:style-name="T1">&gt;</text:span>travel funds<text:span text:style-name="T1">&lt;/</text:span><text:span text:style-name="T2">u</text:span><text:span text:style-name="T1">&gt;</text:span> for research presentations at regional, </text:p>
      <text:p text:style-name="P1">national, or international meetings? 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Yes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 <text:span text:style-name="T1">&lt;</text:span><text:span text:style-name="T2">b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P1"><text:span text:style-name="T1">&lt;</text:span><text:span text:style-name="T2">p</text:span><text:span text:style-name="T1">&gt;</text:span>Ask A10 if A9 = yes<text:span text:style-name="T1">&lt;/</text:span><text:span text:style-name="T2">p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A10.<text:span text:style-name="T2">&amp;nbsp;&amp;nbsp;</text:span>From which of the following sources have </text:p>
      <text:p text:style-name="P1">you received travel funds for research presentations? 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if not known: Mark this box: 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 Markup Three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ational Fellowship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Traineeship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Professional Society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Graduate program<text:span text:style-name="T1">&lt;/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University or school/college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other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A11. <text:span text:style-name="T2">&amp;nbsp;&amp;nbsp;</text:span>How many research publications have you <text:span text:style-name="T1">&lt;</text:span><text:span text:style-name="T2">u</text:span><text:span text:style-name="T1">&gt;</text:span> authored or coauthored<text:span text:style-name="T1">&lt;/</text:span><text:span text:style-name="T2">u</text:span><text:span text:style-name="T1">&gt;</text:span> before and during your doctoral</text:p>
      <text:p text:style-name="P1"><text:soft-page-break/>studies (include pieces accepted for publication but not yet published)?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"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50%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Before</text:p>
      <text:p text:style-name="P1">Doctoral Studies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During</text:p>
      <text:p text:style-name="P1">Doctoral Studies<text:span text:style-name="T1">&lt;/</text:span><text:span text:style-name="T2">th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2"/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 <text:span text:style-name="T3">width</text:span>=<text:span text:style-name="T4">10%</text:span><text:span text:style-name="T1">&gt;</text:span> a. Refereed articles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 <text:span text:style-name="T3">width</text:span>=<text:span text:style-name="T4">10%</text:span><text:span text:style-name="T1">&gt;</text:span> b. Book chapters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button"</text:span> <text:span text:style-name="T3">name</text:span>=<text:span text:style-name="T4">""</text:span> <text:span text:style-name="T3">id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 <text:span text:style-name="T3">width</text:span>=<text:span text:style-name="T4">10%</text:span><text:span text:style-name="T1">&gt;</text:span> c. Book reviews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 <text:span text:style-name="T3">width</text:span>=<text:span text:style-name="T4">10%</text:span><text:span text:style-name="T1">&gt;</text:span> . Books or edited volumes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2"/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&lt;</text:span><text:span text:style-name="T2">td</text:span> <text:span text:style-name="T3">width</text:span>=<text:span text:style-name="T4">10%</text:span><text:span text:style-name="T1">&gt;</text:span> <text:span text:style-name="T1">&lt;</text:span><text:span text:style-name="T2">strong</text:span> <text:span text:style-name="T1">&gt;</text:span>If None: Mark Here<text:span text:style-name="T1">&lt;/</text:span><text:span text:style-name="T2">strong</text:span><text:span text:style-name="T1">&gt;</text:span>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2"/>
      <text:p text:style-name="P1"><text:soft-page-break/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</text:span><text:span text:style-name="T2">td</text:span><text:span text:style-name="T1">&gt;&lt;/</text:span><text:span text:style-name="T2">td</text:span><text:span text:style-name="T1">&gt;</text:span>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/</text:span><text:span text:style-name="T2">td</text:span><text:span text:style-name="T1">&gt;&lt;/</text:span><text:span text:style-name="T2">tr</text:span><text:span text:style-name="T1">&gt;&lt;/</text:span><text:span text:style-name="T2">table</text:span><text:span text:style-name="T1">&gt;&lt;/</text:span><text:span text:style-name="T2">div</text:span><text:span text:style-name="T1">&gt;</text:span></text:p>
      <text:p text:style-name="P3"/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A12.<text:span text:style-name="T2">&amp;nbsp;&amp;nbsp;</text:span>Which of the following have been your </text:p>
      <text:p text:style-name="P1">largest sources of financial support during your doctoral program? 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 Markup Three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ational Fellowship/Scholarship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Traineeship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Institutional Fellowship/Stipend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Teaching assistantship (TA)<text:span text:style-name="T1">&lt;/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Research assistantship (RA)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Internship, clinical residency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Personal earnings during graduate school (other than sources listed above)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2"/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Loans (from any source)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2"/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Employer’s reimbursement/assistance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2"/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Other – Specify source: 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"</text:span> <text:span text:style-name="T3">id</text:span>=<text:span text:style-name="T4">""</text:span><text:span text:style-name="T1">&gt;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2"/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h2</text:span><text:span text:style-name="T1">&gt;</text:span>Part B: Postgraduation Plans<text:span text:style-name="T1">&lt;/</text:span><text:span text:style-name="T2">h2</text:span><text:span text:style-name="T1">&gt;</text:span></text:p>
      <text:p text:style-name="P1"><text:span text:style-name="T1">&lt;</text:span><text:span text:style-name="T2">i</text:span><text:span text:style-name="T1">&gt;</text:span>The questions in this section are designed to collect information on your career plans </text:p>
      <text:p text:style-name="P1">and whether and how they have changed over time.<text:span text:style-name="T1">&lt;/</text:span><text:span text:style-name="T2">i</text:span><text:span text:style-name="T1">&gt;</text:span>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B1. <text:span text:style-name="T2">&amp;nbsp;&amp;nbsp;</text:span> When you entered your doctoral program,</text:p>
      <text:p text:style-name="P1">what were your primary and secondary career goals?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"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50%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Mark One in Each Column<text:span text:style-name="T1">&lt;/</text:span><text:span text:style-name="T2">th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oft-page-break/><text:span text:style-name="T1">&lt;</text:span><text:span text:style-name="T2">th</text:span><text:span text:style-name="T1">&gt;</text:span>Primary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Secondary</text:p>
      <text:p text:style-name="P1">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a. Research and development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b. Teaching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c. Management or administration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d. Professional services to individuals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e. Other – Specify goal: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<text:span text:style-name="T1">&lt;</text:span><text:span text:style-name="T2">strong</text:span><text:span text:style-name="T1">&gt;</text:span>If No Secondary Career Goals: Mark this Box<text:span text:style-name="T1">&lt;/</text:span><text:span text:style-name="T2">strong</text:span><text:span text:style-name="T1">&gt;</text:span></text:p>
      <text:p text:style-name="P1"><text:span text:style-name="T1">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2"/>
      <text:p text:style-name="P1"><text:span text:style-name="T1">&lt;/</text:span><text:span text:style-name="T2">table</text:span><text:span text:style-name="T1">&gt;</text:span></text:p>
      <text:p text:style-name="P1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B2. <text:span text:style-name="T2">&amp;nbsp;&amp;nbsp;</text:span><text:span text:style-name="T1">&lt;</text:span><text:span text:style-name="T2">u</text:span><text:span text:style-name="T1">&gt;</text:span> At this time<text:span text:style-name="T1">&lt;/</text:span><text:span text:style-name="T2">u</text:span><text:span text:style-name="T1">&gt;</text:span>, what are your primary and secondary career goals??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"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50%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Mark One in Each Column<text:span text:style-name="T1">&lt;/</text:span><text:span text:style-name="T2">th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Primary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Secondary</text:p>
      <text:p text:style-name="P1">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a. Research and development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b. Teaching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c. Management or administration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d. Professional services to individuals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e. Other – Specify goal: </text:p>
      <text:p text:style-name="P1"><text:span text:style-name="T1">&lt;/</text:span><text:span text:style-name="T2">td</text:span><text:span text:style-name="T1">&gt;</text:span></text:p>
      <text:p text:style-name="P1"><text:soft-page-break/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<text:span text:style-name="T1">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 <text:span text:style-name="T1">&lt;</text:span><text:span text:style-name="T2">strong</text:span><text:span text:style-name="T1">&gt;</text:span>If No Secondary Career Goals: Mark this Box<text:span text:style-name="T1">&lt;/</text:span><text:span text:style-name="T2">strong</text:span><text:span text:style-name="T1">&gt;</text:span>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b4.<text:span text:style-name="T2">&amp;nbsp;&amp;nbsp;</text:span> Do you feel supported by your advisor in your current career goals?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Yes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t Certain</text:p>
      <text:p text:style-name="P1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B5.<text:span text:style-name="T2">&amp;nbsp;&amp;nbsp;</text:span>At this time, for what type of employer do you expect to work when you graduate? 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 Markup Three <text:span text:style-name="T1">&lt;</text:span><text:span text:style-name="T2">br</text:span><text:span text:style-name="T1">&gt;</text:span></text:p>
      <text:p text:style-name="P1"><text:span text:style-name="T1">&lt;</text:span><text:span text:style-name="T2">caption</text:span> <text:span text:style-name="T1">&gt;</text:span>Education<text:span text:style-name="T1">&lt;/</text:span><text:span text:style-name="T2">caption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U.S. 4-year college or university other than medical school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U.S. medical school (including university-affiliated hospital or medical center)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U.S. university-affiliated research institute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U.S. community college or technical institute<text:span text:style-name="T1">&lt;/</text:span><text:span text:style-name="T2">br</text:span><text:span text:style-name="T1">&gt;</text:span></text:p>
      <text:p text:style-name="P1"><text:soft-page-break/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U.S. preschool, elementary, middle, secondary school or school system (RA)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n-U.S. educational institution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GOVERNMENT (other than education institution)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Foreign government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U.S. state government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PRIVATE SECTOR (other than education institution)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t-for-profit institution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U. S. based industry or business (for profit)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Non-U.S. based industry or business (for profit)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OTHER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Self-employed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Other – Specify sector: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b6.<text:span text:style-name="T2">&amp;nbsp;&amp;nbsp;</text:span>At this time, for what type of employer do you expect to work when you graduate? 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 Markup Three <text:span text:style-name="T1">&lt;</text:span><text:span text:style-name="T2">br</text:span><text:span text:style-name="T1">&gt;</text:span></text:p>
      <text:p text:style-name="P1"><text:span text:style-name="T1">&lt;</text:span><text:span text:style-name="T2">caption</text:span> <text:span text:style-name="T1">&gt;</text:span>Education<text:span text:style-name="T1">&lt;/</text:span><text:span text:style-name="T2">caption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U.S. 4-year college or university other than medical school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U.S. medical school (including university-affiliated hospital or medical center)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U.S. university-affiliated research institute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U.S. community college or technical institute<text:span text:style-name="T1">&lt;/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"</text:span><text:span text:style-name="T1">&gt;&lt;/</text:span><text:span text:style-name="T2">label</text:span><text:span text:style-name="T1">&gt;</text:span> 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U.S. preschool, elementary, middle, secondary school or school system (RA)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n-U.S. educational institution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GOVERNMENT (other than education institution)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Foreign government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2"/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U.S. state government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PRIVATE SECTOR (other than education institution)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2"><text:soft-page-break/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t-for-profit institution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U. S. based industry or business (for profit)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2"/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Non-U.S. based industry or business (for profit)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OTHER 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Self-employed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Other – Specify sector:<text:span text:style-name="T1">&lt;</text:span><text:span text:style-name="T2">br</text:span><text:span text:style-name="T1">&gt;</text:span> <text:span text:style-name="T1">&lt;</text:span><text:span text:style-name="T2">br</text:span><text:span text:style-name="T1">&gt;</text:span></text:p>
      <text:p text:style-name="P2"/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Part C: Program Characteristics<text:span text:style-name="T1">&lt;/</text:span><text:span text:style-name="T2">h3</text:span><text:span text:style-name="T1">&gt;</text:span></text:p>
      <text:p text:style-name="P1">We are interested in the characteristics of your program and your perception of the program’s quality.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text:span text:style-name="T5">&lt;</text:span></text:p>
      <text:p text:style-name="P1"><text:span text:style-name="T1">&lt;</text:span><text:span text:style-name="T2">strong</text:span><text:span text:style-name="T1">&gt;</text:span> c1..<text:span text:style-name="T2">&amp;nbsp;&amp;nbsp;</text:span> Did your institution or graduate program provide you with an orientation when you matriculated?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Yes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 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c2.<text:span text:style-name="T2">&amp;nbsp;&amp;nbsp;</text:span> When you entered your doctoral program, did the program provide you with </text:p>
      <text:p text:style-name="P1">written expectations (e.g., a handbook) about academic progress?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Yes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 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c3.<text:span text:style-name="T2">&amp;nbsp;&amp;nbsp;</text:span> Other than course grades, does your program provide an annual or more frequent assessment of your academic progress? </text:p>
      <text:p text:style-name="P1">(examples: a letter from the program, a meeting with your dissertation committee)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Yes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 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 c4.<text:span text:style-name="T2">&amp;nbsp;&amp;nbsp;</text:span> Are these assessments helpful?</text:p>
      <text:p text:style-name="P1">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oft-page-break/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Yes 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o <text:span text:style-name="T1">&lt;</text:span><text:span text:style-name="T2">br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c5. <text:span text:style-name="T2">&amp;nbsp;&amp;nbsp;</text:span>During your doctoral program have you, or do you, expect to:<text:span text:style-name="T1">&lt;/</text:span><text:span text:style-name="T2">strong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"</text:span><text:span text:style-name="T1">&gt;</text:span></text:p>
      <text:p text:style-name="P1"><text:span text:style-name="T1">&lt;</text:span><text:span text:style-name="T2">th</text:span> <text:span text:style-name="T3">width</text:span>=<text:span text:style-name="T4">50%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Mark Yes or No for Each<text:span text:style-name="T1">&lt;/</text:span><text:span text:style-name="T2">th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Yes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a. Mentor or tutor a high school student?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b. Mentor or tutor an undergraduate student?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c. Mentor or tutor a graduate student?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d. Grade papers for undergraduate or graduate courses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oft-page-break/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e. Lead discussion sections of undergraduate or graduate courses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f. Lead laboratory sections of undergraduate or graduate courses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g. Guest lecture in undergraduate or graduate courses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h. Teach a course based on a previously set curriculum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5">center</text:span><text:span text:style-name="T1">&gt;</text:span> 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5">center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&lt;/</text:span><text:span text:style-name="T2">tr</text:span><text:span text:style-name="T1">&gt;</text:span></text:p>
      <text:p text:style-name="P1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h4</text:span><text:span text:style-name="T1">&gt;</text:span>Part D: Resources<text:span text:style-name="T1">&lt;/</text:span><text:span text:style-name="T2">h4</text:span><text:span text:style-name="T1">&gt;&lt;</text:span><text:span text:style-name="T2">br</text:span><text:span text:style-name="T1">&gt;</text:span></text:p>
      <text:p text:style-name="P1">We are interested in your perception of the adequacy of the resources available to</text:p>
      <text:p text:style-name="P1">you for your graduate work and dissertation 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D1.<text:span text:style-name="T2">&amp;nbsp;&amp;nbsp;</text:span> Thinking about your graduate education and dissertation research, please rate the adequacy of </text:p>
      <text:p text:style-name="P1">the support that has been available to you in each of the following areas:<text:span text:style-name="T1">&lt;/</text:span><text:span text:style-name="T2">strong</text:span><text:span text:style-name="T1">&gt;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"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Mark one for each category<text:span text:style-name="T1">&lt;/</text:span><text:span text:style-name="T2">th</text:span><text:span text:style-name="T1">&gt;</text:span></text:p>
      <text:p text:style-name="P2"/>
      <text:p text:style-name="P1"><text:span text:style-name="T1">&lt;/</text:span><text:span text:style-name="T2">tr</text:span><text:span text:style-name="T1">&gt;</text:span></text:p>
      <text:p text:style-name="P1"><text:soft-page-break/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Excellent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Good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Fair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Poor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ot Apllicabl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Don't Know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a. Computer resources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b. Other research, laboratory, clinical or studio facilities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c. Library resources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oft-page-break/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d. Your on campus personal work space?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e. Space available for social interaction among students <text:span text:style-name="T1">&lt;</text:span><text:span text:style-name="T2">br</text:span><text:span text:style-name="T1">&gt;</text:span></text:p>
      <text:p text:style-name="P1">in your program (e.g., coffee nook, lunch room)? </text:p>
      <text:p text:style-name="P2"/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University-provided housing or housing support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oft-page-break/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University-provided child care facilities or child care support?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h. University recreational/athletic facilities?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 <text:span text:style-name="T3">width</text:span>=<text:span text:style-name="T4">10%</text:span><text:span text:style-name="T1">&gt;</text:span>i. Healthcare and/or health services provided by your program or university? </text:p>
      <text:p text:style-name="P1"><text:span text:style-name="T1">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Yes"</text:span><text:span text:style-name="T1">&gt;&lt;/</text:span><text:span text:style-name="T2">label</text:span><text:span text:style-name="T1">&gt;</text:span></text:p>
      <text:p text:style-name="P1"><text:soft-page-break/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</text:span><text:span text:style-name="T2">td</text:span><text:span text:style-name="T1">&gt;&lt;</text:span><text:span text:style-name="T2">label</text:span> <text:span text:style-name="T3">for</text:span>=<text:span text:style-name="T4">"No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"</text:span><text:span text:style-name="T1">&gt;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2"/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 D2.<text:span text:style-name="T2">&amp;nbsp;&amp;nbsp;</text:span>In the space below, please provide any additional comments you would like to make about </text:p>
      <text:p text:style-name="P1">program or university resources available to you:<text:span text:style-name="T1">&lt;/</text:span><text:span text:style-name="T2">strong</text:span><text:span text:style-name="T1">&gt;</text:span></text:p>
      <text:p text:style-name="P1"><text:span text:style-name="T1">&lt;</text:span><text:span text:style-name="T2">p</text:span><text:span text:style-name="T1">&gt;&lt;/</text:span><text:span text:style-name="T2">p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P</text:span><text:span text:style-name="T1">&gt;&lt;/</text:span><text:span text:style-name="T2">P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p</text:span><text:span text:style-name="T1">&gt;&lt;/</text:span><text:span text:style-name="T2">p</text:span><text:span text:style-name="T1">&gt;</text:span> <text:span text:style-name="T1">&lt;</text:span><text:span text:style-name="T2">b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h3</text:span><text:span text:style-name="T1">&gt;</text:span>Part E: Background Information<text:span text:style-name="T1">&lt;/</text:span><text:span text:style-name="T2">h3</text:span><text:span text:style-name="T1">&gt;</text:span></text:p>
      <text:p text:style-name="P1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Strong</text:span><text:span text:style-name="T1">&gt;</text:span>E1.Are You:<text:span text:style-name="T1">&lt;/</text:span><text:span text:style-name="T2">Strong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gender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gender"</text:span> <text:span text:style-name="T3">id</text:span>=<text:span text:style-name="T4">""</text:span><text:span text:style-name="T1">&gt;</text:span>Male 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gender"</text:span> <text:span text:style-name="T3">id</text:span>=<text:span text:style-name="T4">""</text:span><text:span text:style-name="T1">&gt;</text:span>Female <text:span text:style-name="T1">&lt;</text:span><text:span text:style-name="T2">br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Strong</text:span><text:span text:style-name="T1">&gt;</text:span>E2. What is your marital status?:<text:span text:style-name="T1">&lt;/</text:span><text:span text:style-name="T2">Strong</text:span><text:span text:style-name="T1">&gt;</text:span></text:p>
      <text:p text:style-name="P1"><text:span text:style-name="T1">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marital"</text:span><text:span text:style-name="T1">&gt;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Married 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Living in a marriage-like relationship 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Widowed 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Divorced 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 Separated <text:span text:style-name="T1">&lt;</text:span><text:span text:style-name="T2">br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checkbox"</text:span> <text:span text:style-name="T3">name</text:span>=<text:span text:style-name="T4">""</text:span> <text:span text:style-name="T3">id</text:span>=<text:span text:style-name="T4">""</text:span><text:span text:style-name="T1">&gt;</text:span>Never married<text:span text:style-name="T1">&lt;</text:span><text:span text:style-name="T2">br</text:span><text:span text:style-name="T1">&gt;</text:span></text:p>
      <text:p text:style-name="P1"><text:span text:style-name="T1">&lt;</text:span><text:span text:style-name="T2">br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h4</text:span><text:span text:style-name="T1">&gt;</text:span>Thank you for your time<text:span text:style-name="T1">&lt;/</text:span><text:span text:style-name="T2">h4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41:27.607022596</meta:creation-date>
    <dc:date>2020-04-05T16:41:53.217400002</dc:date>
    <meta:editing-duration>PT26S</meta:editing-duration>
    <meta:editing-cycles>1</meta:editing-cycles>
    <meta:document-statistic meta:table-count="0" meta:image-count="0" meta:object-count="0" meta:page-count="18" meta:paragraph-count="837" meta:word-count="2735" meta:character-count="25194" meta:non-whitespace-character-count="23215"/>
    <meta:generator>LibreOffice/6.0.7.3$Linux_X86_64 LibreOffice_project/00m0$Build-3</meta:generator>
  </office:meta>
</office:document-meta>
</file>